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1.4cm" fo:min-width="1.25cm"/>
    </style:style>
    <style:style style:name="gr3" style:family="graphic" style:parent-style-name="standard">
      <style:graphic-properties draw:textarea-horizontal-align="justify" draw:textarea-vertical-align="middle" draw:auto-grow-height="false" fo:min-height="1.4cm" fo:min-width="1.4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2.258cm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1.268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0.42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45cm" fo:min-width="2.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42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2.2cm"/>
    </style:style>
    <style:style style:name="gr12" style:family="graphic" style:parent-style-name="standard">
      <style:graphic-properties draw:textarea-horizontal-align="justify" draw:textarea-vertical-align="middle" draw:auto-grow-height="false" fo:min-height="0.952cm" fo:min-width="0.9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6cm" svg:height="1.2cm" svg:x="6.9cm" svg:y="2.2cm">
          <text:p text:style-name="P1"><text:span text:style-name="T1">Wait for receiving Data Packet over UAR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5cm" svg:height="3.3cm" svg:x="8cm" svg:y="6.7cm">
          <text:p text:style-name="P1"><text:span text:style-name="T1">Is new Data </text:span></text:p>
          <text:p text:style-name="P1"><text:span text:style-name="T1">AICP Pack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3.9cm" svg:height="3.3cm" svg:x="7.8cm" svg:y="13.4cm">
          <text:p text:style-name="P1"><text:span text:style-name="T1">Check the Packet information: </text:span></text:p>
          <text:p text:style-name="P1"><text:span text:style-name="T1">Is the AICP Packet </text:span></text:p>
          <text:p text:style-name="P1"><text:span text:style-name="T1">for this AICP recei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9.7cm" svg:y1="3.4cm" svg:x2="9.75cm" svg:y2="6.7cm" draw:start-shape="id1" draw:start-glue-point="2" draw:end-shape="id2" draw:end-glue-point="4" svg:d="M9700 3400l50 3300" svg:viewBox="0 0 51 3301">
          <text:p/>
        </draw:connector>
        <draw:custom-shape draw:style-name="gr5" draw:text-style-name="P2" xml:id="id9" draw:id="id9" draw:layer="layout" svg:width="3.9cm" svg:height="1.4cm" svg:x="7.8cm" svg:y="11.1cm">
          <text:p text:style-name="P1"><text:span text:style-name="T1">Y</text:span><text:span text:style-name="T2">es: </text:span></text:p>
          <text:p text:style-name="P1"><text:span text:style-name="T2">-Start of Packet in Data Stream</text:span></text:p>
          <text:p text:style-name="P1"><text:span text:style-name="T2">-extract the packet information</text:span></text:p>
          <text:p text:style-name="P1"><text:span text:style-name="T2">-extract the AICP Payload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5cm" svg:height="1.6cm" svg:x="8.538cm" svg:y="4cm">
          <text:p text:style-name="P1"><text:span text:style-name="T2">Received a new </text:span></text:p>
          <text:p text:style-name="P1"><text:span text:style-name="T2">UART Data Pack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2.7cm" svg:y1="7.5cm" svg:x2="9.7cm" svg:y2="2.2cm" draw:start-shape="id3" draw:start-glue-point="0" draw:end-shape="id1" draw:end-glue-point="0" svg:d="M2700 7500v-5801h7000v501" svg:viewBox="0 0 7001 5802">
          <text:p/>
        </draw:connector>
        <draw:custom-shape draw:style-name="gr7" draw:text-style-name="P2" xml:id="id5" draw:id="id5" draw:layer="layout" svg:width="1.3cm" svg:height="1.5cm" svg:x="4.1cm" svg:y="14.3cm">
          <text:p text:style-name="P1"><text:span text:style-name="T1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7.8cm" svg:y1="15.05cm" svg:x2="5.4cm" svg:y2="15.05cm" draw:start-shape="id4" draw:start-glue-point="5" draw:end-shape="id5" draw:end-glue-point="10" svg:d="M7800 15050h-2400" svg:viewBox="0 0 2401 1">
          <text:p/>
        </draw:connector>
        <draw:custom-shape draw:style-name="gr8" draw:text-style-name="P5" xml:id="id3" draw:id="id3" draw:layer="layout" svg:width="3.4cm" svg:height="1.7cm" svg:x="1cm" svg:y="7.5cm">
          <text:p text:style-name="P5"><text:span text:style-name="T1">Reset the States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4.1cm" svg:y1="15.05cm" svg:x2="2.7cm" svg:y2="9.2cm" draw:start-shape="id5" draw:start-glue-point="6" draw:end-shape="id3" draw:end-glue-point="2" svg:d="M4100 15050h-1400v-5850" svg:viewBox="0 0 1401 5851">
          <text:p/>
        </draw:connector>
        <draw:custom-shape draw:style-name="gr10" draw:text-style-name="P2" xml:id="id6" draw:id="id6" draw:layer="layout" svg:width="1.3cm" svg:height="1.4cm" svg:x="9.1cm" svg:y="17.4cm">
          <text:p text:style-name="P1"><text:span text:style-name="T1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2.7cm" svg:height="2.4cm" svg:x="8.4cm" svg:y="19.7cm">
          <text:p text:style-name="P1"><text:span text:style-name="T2">-Process </text:span></text:p>
          <text:p text:style-name="P1"><text:span text:style-name="T2">new Data</text:span></text:p>
          <text:p text:style-name="P1"><text:span text:style-name="T2">-Acknowledge</text:span></text:p>
          <text:p text:style-name="P1"><text:span text:style-name="T2"><text:s/></text:span><text:span text:style-name="T2">Data</text:span></text:p>
          <text:p text:style-name="P1"><text:span text:style-name="T2">-Telegram count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9.75cm" svg:y1="16.7cm" svg:x2="9.75cm" svg:y2="17.4cm" draw:start-shape="id4" draw:start-glue-point="6" draw:end-shape="id6" draw:end-glue-point="4" svg:d="M9750 16700v700" svg:viewBox="0 0 1 701">
          <text:p/>
        </draw:connector>
        <draw:connector draw:style-name="gr9" draw:text-style-name="P1" draw:layer="layout" svg:x1="9.75cm" svg:y1="18.8cm" svg:x2="9.75cm" svg:y2="19.7cm" draw:start-shape="id6" draw:start-glue-point="8" draw:end-shape="id7" draw:end-glue-point="0" svg:d="M9750 18800v900" svg:viewBox="0 0 1 901">
          <text:p/>
        </draw:connector>
        <draw:custom-shape draw:style-name="gr12" draw:text-style-name="P4" xml:id="id8" draw:id="id8" draw:layer="layout" svg:width="2cm" svg:height="1.7cm" svg:x="5.1cm" svg:y="7.5cm">
          <text:p text:style-name="P5"><text:span text:style-name="T2">No:</text:span></text:p>
          <text:p text:style-name="P5"><text:span text:style-name="T2">All byte of data stream </text:span></text:p>
          <text:p text:style-name="P5"><text:span text:style-name="T2">are checked to find AICP </text:span></text:p>
          <text:p text:style-name="P1"><text:span text:style-name="T2">but no one f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cm" svg:y1="8.35cm" svg:x2="7.1cm" svg:y2="8.35cm" draw:start-shape="id2" draw:start-glue-point="5" draw:end-shape="id8" draw:end-glue-point="10" svg:d="M8000 8350h-900" svg:viewBox="0 0 901 1">
          <text:p/>
        </draw:connector>
        <draw:connector draw:style-name="gr9" draw:text-style-name="P1" draw:layer="layout" svg:x1="5.1cm" svg:y1="8.35cm" svg:x2="4.4cm" svg:y2="8.35cm" draw:start-shape="id8" draw:start-glue-point="6" draw:end-shape="id3" draw:end-glue-point="1" svg:d="M5100 8350h-700" svg:viewBox="0 0 701 1">
          <text:p/>
        </draw:connector>
        <draw:connector draw:style-name="gr9" draw:text-style-name="P1" draw:layer="layout" svg:x1="8.4cm" svg:y1="20.9cm" svg:x2="2.7cm" svg:y2="9.2cm" draw:start-shape="id7" draw:start-glue-point="3" draw:end-shape="id3" draw:end-glue-point="2" svg:d="M8400 20900h-5700v-11700" svg:viewBox="0 0 5701 11701">
          <text:p/>
        </draw:connector>
        <draw:connector draw:style-name="gr9" draw:text-style-name="P1" draw:layer="layout" svg:x1="9.75cm" svg:y1="10cm" svg:x2="9.75cm" svg:y2="11.1cm" draw:start-shape="id2" draw:start-glue-point="6" draw:end-shape="id9" draw:end-glue-point="4" svg:d="M9750 10000v1100" svg:viewBox="0 0 1 1101">
          <text:p/>
        </draw:connector>
        <draw:connector draw:style-name="gr9" draw:text-style-name="P1" draw:layer="layout" svg:x1="9.75cm" svg:y1="12.5cm" svg:x2="9.75cm" svg:y2="13.4cm" draw:start-shape="id9" draw:start-glue-point="8" draw:end-shape="id4" draw:end-glue-point="4" svg:d="M9750 125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22:24:39.608000000</meta:creation-date>
    <meta:generator>LibreOffice/6.2.1.2$Windows_X86_64 LibreOffice_project/7bcb35dc3024a62dea0caee87020152d1ee96e71</meta:generator>
    <dc:date>2019-10-27T12:31:02.520000000</dc:date>
    <meta:editing-duration>PT5H59M51S</meta:editing-duration>
    <meta:editing-cycles>35</meta:editing-cycles>
    <meta:document-statistic meta:object-count="21"/>
  </office:meta>
</office:document-meta>
</file>